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124cm" style:rel-column-width="4186*"/>
    </style:style>
    <style:style style:name="Table1.B" style:family="table-column">
      <style:table-column-properties style:column-width="3.923cm" style:rel-column-width="14615*"/>
    </style:style>
    <style:style style:name="Table1.C" style:family="table-column">
      <style:table-column-properties style:column-width="3.687cm" style:rel-column-width="13735*"/>
    </style:style>
    <style:style style:name="Table1.D" style:family="table-column">
      <style:table-column-properties style:column-width="2.514cm" style:rel-column-width="9364*"/>
    </style:style>
    <style:style style:name="Table1.E" style:family="table-column">
      <style:table-column-properties style:column-width="2.242cm" style:rel-column-width="8352*"/>
    </style:style>
    <style:style style:name="Table1.F" style:family="table-column">
      <style:table-column-properties style:column-width="2.053cm" style:rel-column-width="7649*"/>
    </style:style>
    <style:style style:name="Table1.G" style:family="table-column">
      <style:table-column-properties style:column-width="2.05cm" style:rel-column-width="7634*"/>
    </style:style>
    <style:style style:name="Table1.A1" style:family="table-cell">
      <style:table-cell-properties style:vertical-align="middle" fo:padding="0.097cm" fo:border="none"/>
    </style:style>
    <style:style style:name="Table1.B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list-style-name="L1"/>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list-style-name="L2">
      <style:paragraph-properties fo:text-align="start"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list-style-name="L3">
      <style:text-properties fo:font-style="normal" style:font-style-asian="normal" style:font-style-complex="normal"/>
    </style:style>
    <style:style style:name="P13" style:family="paragraph" style:parent-style-name="Standard">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style:style>
    <style:style style:name="P16" style:family="paragraph" style:parent-style-name="Standard" style:list-style-name="L7">
      <style:paragraph-properties fo:text-align="justify" style:justify-single-word="false"/>
    </style:style>
    <style:style style:name="P17" style:family="paragraph" style:parent-style-name="Standard" style:list-style-name="L3"/>
    <style:style style:name="P18" style:family="paragraph" style:parent-style-name="Standard" style:list-style-name="L6"/>
    <style:style style:name="P19" style:family="paragraph" style:parent-style-name="Standard" style:list-style-name="L2">
      <style:paragraph-properties fo:margin-left="2.501cm" fo:margin-right="0cm" fo:text-align="start" style:justify-single-word="false" fo:text-indent="-0.635cm" style:auto-text-indent="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Footnote">
      <style:paragraph-properties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es" fo:country="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3">La sin razón en el siglo XX II</text:span></text:p>
      <text:p text:style-name="Standard"/>
      <text:p text:style-name="P15">Ramon Llull (o también <text:span text:style-name="T1">Raimundo Lulio</text:span>) nació en Palma de Mallorca en 1232 y murió el 29 de junio de 1315 y es considerado el máximo pensador medieval catalán el motor principal de su producción filosófica fue la acción misionera encaminada a la conversión de musulmanes.</text:p>
      <text:p text:style-name="Standard"/>
      <text:p text:style-name="Standard">nueve años de formación teológica y moral duró hasta 1275</text:p>
      <text:p text:style-name="Standard"/>
      <text:p text:style-name="P6"><text:span text:style-name="T4">La </text:span>Ars Generalis Ultima (1305) <text:span text:style-name="T4">consta de 13 partes:</text:span></text:p>
      <text:list xml:id="list11062491321" text:style-name="L2">
        <text:list-item>
          <text:p text:style-name="P10">El Alfabeto</text:p>
        </text:list-item>
        <text:list-item>
          <text:p text:style-name="P10">Las Figuras</text:p>
          <text:p text:style-name="P19"><text:span text:style-name="T4">1. La primera figura designada con la letra </text:span><text:span text:style-name="T5">A</text:span><text:span text:style-name="T6">,</text:span><text:span text:style-name="T6"><text:note text:id="ftn1" text:note-class="footnote"><text:note-citation>1</text:note-citation><text:note-body><text:p text:style-name="Footnote">Definicion de la Figura A. </text:p><text:p text:style-name="Footnote">1.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6"> “...La Fig. A es un circulo, cuyo centro es la A. En la circunferencia tiene dos lineas circulares</text:span></text:p>
        </text:list-item>
        <text:list-item>
          <text:p text:style-name="P10">Las Definiciones</text:p>
        </text:list-item>
        <text:list-item>
          <text:p text:style-name="P10">Las reglas</text:p>
        </text:list-item>
        <text:list-item>
          <text:p text:style-name="P10"/>
        </text:list-item>
      </text:list>
      <text:p text:style-name="P9"/>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0"/>
          </table:table-cell>
          <table:table-cell table:style-name="Table1.B1" table:number-columns-spanned="3" office:value-type="string">
            <text:p text:style-name="P20">Significados teológicos y lógicos</text:p>
          </table:table-cell>
          <table:covered-table-cell/>
          <table:covered-table-cell/>
          <table:table-cell table:style-name="Table1.E1" table:number-columns-spanned="3" office:value-type="string">
            <text:p text:style-name="P20">Significados metafísicos y morales</text:p>
          </table:table-cell>
          <table:covered-table-cell/>
          <table:covered-table-cell/>
        </table:table-row>
        <table:table-row>
          <table:table-cell table:style-name="Table1.A1" office:value-type="string">
            <text:p text:style-name="P20"/>
          </table:table-cell>
          <table:table-cell table:style-name="Table1.B2" table:number-columns-spanned="3" office:value-type="string">
            <text:p text:style-name="P20">Para conocer la verdad</text:p>
          </table:table-cell>
          <table:covered-table-cell/>
          <table:covered-table-cell/>
          <table:table-cell table:style-name="Table1.E2" table:number-columns-spanned="3" office:value-type="string">
            <text:p text:style-name="P20">Para comportarse bien</text:p>
          </table:table-cell>
          <table:covered-table-cell/>
          <table:covered-table-cell/>
        </table:table-row>
        <table:table-row>
          <table:table-cell table:style-name="Table1.B2" office:value-type="string">
            <text:p text:style-name="P20">Letra</text:p>
          </table:table-cell>
          <table:table-cell table:style-name="Table1.B2" office:value-type="string">
            <text:p text:style-name="P20">Un principio absoluto</text:p>
          </table:table-cell>
          <table:table-cell table:style-name="Table1.B2" office:value-type="string">
            <text:p text:style-name="P20">Un principio relativo </text:p>
          </table:table-cell>
          <table:table-cell table:style-name="Table1.B2" office:value-type="string">
            <text:p text:style-name="P20">Una cuestión general</text:p>
          </table:table-cell>
          <table:table-cell table:style-name="Table1.B2" office:value-type="string">
            <text:p text:style-name="P20">Un “sujeto”</text:p>
          </table:table-cell>
          <table:table-cell table:style-name="Table1.B2" office:value-type="string">
            <text:p text:style-name="P20">Una virtud</text:p>
          </table:table-cell>
          <table:table-cell table:style-name="Table1.E2" office:value-type="string">
            <text:p text:style-name="P20">Un vicio</text:p>
          </table:table-cell>
        </table:table-row>
        <table:table-row>
          <table:table-cell table:style-name="Table1.B2" office:value-type="string">
            <text:p text:style-name="P21">B</text:p>
          </table:table-cell>
          <table:table-cell table:style-name="Table1.B2" office:value-type="string">
            <text:p text:style-name="P20">Bondad</text:p>
          </table:table-cell>
          <table:table-cell table:style-name="Table1.B2" office:value-type="string">
            <text:p text:style-name="P20">Diferencia</text:p>
          </table:table-cell>
          <table:table-cell table:style-name="Table1.B2" office:value-type="string">
            <text:p text:style-name="P20">Utrum (de la posibilidad)</text:p>
          </table:table-cell>
          <table:table-cell table:style-name="Table1.B2" office:value-type="string">
            <text:p text:style-name="P20">Dios</text:p>
          </table:table-cell>
          <table:table-cell table:style-name="Table1.B2" office:value-type="string">
            <text:p text:style-name="P20">Justicia</text:p>
          </table:table-cell>
          <table:table-cell table:style-name="Table1.E2" office:value-type="string">
            <text:p text:style-name="P20">Avaricia</text:p>
          </table:table-cell>
        </table:table-row>
        <table:table-row>
          <table:table-cell table:style-name="Table1.B2" office:value-type="string">
            <text:p text:style-name="P21">C</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D</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E</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F</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G</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H</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I</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row>
          <table:table-cell table:style-name="Table1.B2" office:value-type="string">
            <text:p text:style-name="P21">K</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E2" office:value-type="string">
            <text:p text:style-name="P20"/>
          </table:table-cell>
        </table:table-row>
      </table:table>
      <text:p text:style-name="Standard"/>
      <text:p text:style-name="Standard"><text:s/></text:p>
      <text:p text:style-name="Standard"><text:soft-page-break/></text:p>
      <text:p text:style-name="Standard"/>
      <text:p text:style-name="P13"/>
      <text:p text:style-name="Standard"/>
      <text:p text:style-name="P15"><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o y traduce del árabe al catalán la lógica de <text:span text:style-name="T2">Algazel</text:span><text:span text:style-name="T4">, obra que fundamenta su primea </text:span><text:span text:style-name="T2">ars</text:span><text:span text:style-name="T4"> que lleva el nombre de </text:span><text:span text:style-name="T2">Art abreujada d'atrobar veritat (1273),</text:span><text:span text:style-name="T4">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11"/>
      <text:p text:style-name="P15"><text:span text:style-name="T4"><text:tab/>El </text:span><text:span text:style-name="T2">ars</text:span><text:span text:style-name="T4"> luliana es una lógica de primera intención en tanto que la lógica aristotélica es una lógica de segunda intención, Julián Verlarde Lombraña en su libro </text:span><text:span text:style-name="T2">Historia de la Lógica</text:span><text:span text:style-name="T4"> destaca lo siguiente: </text:span><text:span text:style-name="T2">“...El Arte luliana, entendida por su autor en sentido amplio, es una “facultad” general, a la que cabe denominar indiscriminadamente, “ciencia” y “arte”...”.</text:span></text:p>
      <text:p text:style-name="P7"/>
      <text:p text:style-name="P15"><text:span text:style-name="T2"><text:tab/></text:span><text:span text:style-name="T4">El </text:span><text:span text:style-name="T2">arg generalis</text:span><text:span text:style-name="T4"> constituiría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4"> debe ir en auxilio de estas.</text:span></text:p>
      <text:p text:style-name="P11"/>
      <text:p text:style-name="P11"><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Standard"/>
      <text:p text:style-name="P15"><text:tab/>El <text:span text:style-name="T2">ars</text:span><text:span text:style-name="T4"> luliano sufrió modificaciones durante la vida del autor, la primera formulación fue el </text:span><text:span text:style-name="T2">Ars Magna et maior </text:span><text:span text:style-name="T4">en este trabajo ya se observa el uso de letras para representar conceptos, esta obra esta influencia por el compendio que realizó Llull de la </text:span><text:span text:style-name="T2">lógica de Algazel</text:span><text:span text:style-name="T2"><text:note text:id="ftn2" text:note-class="footnote"><text:note-citation>2</text:note-citation><text:note-body><text:p text:style-name="P22">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4"> y de </text:span><text:span text:style-name="T2">Libre de contemplació en Dèu</text:span></text:p>
      <text:p text:style-name="Standard"/>
      <text:p text:style-name="P13"/>
      <text:p text:style-name="Standard"/>
      <text:p text:style-name="P8">Cronología:</text:p>
      <text:list xml:id="list15878045851" text:style-name="L3">
        <text:list-item>
          <text:p text:style-name="P12">1263, se convierte a Dios.</text:p>
        </text:list-item>
        <text:list-item>
          <text:p text:style-name="P17"><text:span text:style-name="T4">1273, escribe el </text:span><text:span text:style-name="T2">Art abreujada d'atrobar veritat (latin: Ars compediosa inveniendi ultima)</text:span></text:p>
        </text:list-item>
        <text:list-item>
          <text:p text:style-name="P17"><text:soft-page-break/><text:span text:style-name="T2">Arbre de ciencia</text:span><text:span text:style-name="T4">, enciclopedia de las ciencias de aquella época.</text:span></text:p>
        </text:list-item>
        <text:list-item>
          <text:p text:style-name="P17"><text:span text:style-name="T2">Ars Magna et maior</text:span></text:p>
        </text:list-item>
      </text:list>
      <text:p text:style-name="Standard"/>
      <text:p text:style-name="Standard">Thomas Le Myésier (?-Arràs, Artois, 1336)<text:note text:id="ftn0" text:note-class="footnote"><text:note-citation>3</text:note-citation><text:note-body><text:p text:style-name="P14"><text:s/>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Standard"/>
      <text:p text:style-name="Standard">Rmo. P, Fornes</text:p>
      <text:p text:style-name="Standard">Fr. Bartolome Fornes franciscano observante</text:p>
      <text:p text:style-name="Standard"/>
      <text:p text:style-name="Standard">Thomas Le Myésier (?-Arràs, Artois, 1336)</text:p>
      <text:p text:style-name="Standard"/>
      <text:p text:style-name="Standard"><text:span text:style-name="T7">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span>}</text:p>
      <text:p text:style-name="Standard"/>
      <text:p text:style-name="Standard">Bibliografía</text:p>
      <text:p text:style-name="Standard"/>
      <text:list xml:id="list973337766" text:style-name="L6">
        <text:list-item>
          <text:p text:style-name="P18">Thomas Le Myésier <text:a xlink:type="simple" xlink:href="http://www.enciclopedia.cat/fitxa_v2.jsp?NDCHEC=0036901">http://www.enciclopedia.cat/fitxa_v2.jsp?NDCHEC=0036901</text:a></text:p>
        </text:list-item>
      </text:list>
      <text:p text:style-name="Standard"/>
      <text:list xml:id="list1934000058" text:style-name="L7">
        <text:list-item>
          <text:p text:style-name="P16"><text:span text:style-name="T4">Julián Verlarde Lombraña en su libro </text:span><text:span text:style-name="T2">Historia de la Lógica. </text:span><text:span text:style-name="T4">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161729419" text:style-name="L1">
        <text:list-item>
          <text:p text:style-name="P5">La Maquina de Pensar de Raimundo Lulio, Jorge Luis Borges.</text:p>
        </text:list-item>
        <text:list-item>
          <text:p text:style-name="P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4T17:19:38</dc:date>
    <meta:editing-duration>PT16H40M11S</meta:editing-duration>
    <meta:editing-cycles>6</meta:editing-cycles>
    <meta:generator>LibreOffice/3.5$Linux_X86_64 LibreOffice_project/350m1$Build-2</meta:generator>
    <meta:document-statistic meta:table-count="1" meta:image-count="0" meta:object-count="0" meta:page-count="3" meta:paragraph-count="69" meta:word-count="1025" meta:character-count="6437" meta:non-whitespace-character-count="5530"/>
  </office:meta>
</office:document-meta>
</file>